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25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25-04-10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25-02-10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24-10-16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24-07-08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24-04-09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24-02-08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23-04-20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23-02-01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22-10-27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22-04-29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22-02-01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21-10-18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21-07-13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21-04-28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21-02-02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20-10-29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20-08-27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20-05-18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20-01-31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19-10-29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19-07-16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19-04-10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19-01-31 2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18-10-17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18-02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17-10-11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17-06-2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17-04-0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17-02-1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16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16-04-14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16-02-02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10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10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10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09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09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09-0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08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08-05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08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07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07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07-0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06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06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06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05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05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04-1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04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04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03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02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02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01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01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01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01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00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2000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9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9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9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8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8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8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8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7-12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7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7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7-09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7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7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7-06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7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7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7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7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6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6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6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6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6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6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6-05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6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6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6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6-0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5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5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5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5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5-06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5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5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5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5-0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5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4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4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4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4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4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4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4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4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3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3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3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3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3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3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3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3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3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2-1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2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2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2-06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2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2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2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2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2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1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1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1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1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1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1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1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1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1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1-0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0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0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0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0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90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9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9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9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9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9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9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9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9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9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8-1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8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8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8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8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8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8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7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7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7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7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7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7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7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7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6-1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6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6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3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3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3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3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3-06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3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3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3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3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3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2-1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2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2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2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2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2-06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2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2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2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2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2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1-1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1-1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1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1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1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1-06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1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1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1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1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1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0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0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0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0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0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0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0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0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0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0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0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80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9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9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9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9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9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9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9-06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9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9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9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9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9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8-1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8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8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8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8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8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8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8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8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8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8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8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8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8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7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7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7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7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7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7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7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7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7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6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6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6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6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6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6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5-1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5-1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5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5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5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5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5-0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4-12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4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4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4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4-05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4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4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4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3-1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3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3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3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3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3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3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2-1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2-1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2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2-06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2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2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2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2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1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1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1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1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1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0-06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0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0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0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70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9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9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9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9-05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9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9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9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9-0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8-1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8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8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8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8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8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8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8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8-0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7-1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7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7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7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7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7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7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7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6-1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6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6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6-05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6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6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6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5-1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5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5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5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5-06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5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5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5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5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5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4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4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4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4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4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4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4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4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4-0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3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3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3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3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3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3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3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3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3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2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2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2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2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2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2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2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1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1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1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1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1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1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1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1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1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0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0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0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0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0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0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0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0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60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9-1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9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9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9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9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9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9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9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9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9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9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9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8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8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8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8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8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8-06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8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8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8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8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7-1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7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7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7-05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7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7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7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7-0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7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6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6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6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6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6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6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6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6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5-1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5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5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5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5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5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5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5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4-1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4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4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4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4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4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3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3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3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3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3-06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3-05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3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3-0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3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2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2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2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2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2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2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2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1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1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0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0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0-09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0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0-06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0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0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0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50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9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9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9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9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9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8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8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8-05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8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8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8-0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7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7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7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7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7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7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7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7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7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6-1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6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6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6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6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6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6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6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6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6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5-1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5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5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5-09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5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5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5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5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5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4-1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4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3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3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3-06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3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3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3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3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3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2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2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2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2-09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2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2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2-06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2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2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2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2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2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1-1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1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1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1-09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1-08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1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1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1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1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1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1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0-1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0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0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0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0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0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0-06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0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0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0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0-0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40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9-1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9-1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9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9-09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9-08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9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9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9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9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9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9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9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8-1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8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8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8-09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8-08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8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8-06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8-05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8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8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8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7-1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7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7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7-09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7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7-07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7-06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7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7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7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7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7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7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6-1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6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6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6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6-08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6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6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6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6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6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6-0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6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5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5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5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4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AT0050354</text:p>
          </table:table-cell>
          <table:table-cell office:value-type="string" calcext:value-type="string">
            <text:p>06N/35E-20ACA</text:p>
          </table:table-cell>
          <table:table-cell office:value-type="string" calcext:value-type="string">
            <text:p>1933-1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24" meta:object-count="0"/>
    <meta:user-defined meta:name="AppVersion">3.0</meta:user-defined>
  </office:meta>
</office:document-meta>
</file>